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58.000000000000000pt"/>
    </style:style>
    <style:style style:name="co2" style:family="table-column">
      <style:table-column-properties style:column-width="438.000000000000000pt"/>
    </style:style>
    <style:style style:name="co3" style:family="table-column">
      <style:table-column-properties style:column-width="481.000000000000000pt"/>
    </style:style>
    <style:style style:name="ce1" style:family="table-cell">
      <style:text-properties fo:font-style="italic" fo:font-weight="bold"/>
    </style:style>
    <style:style style:name="ce2" style:family="table-cell">
      <style:text-properties fo:font-weight="bold"/>
    </style:style>
  </office:automatic-styles>
  <office:body>
    <office:spreadsheet>
      <table:calculation-settings/>
      <table:table table:name="Sheet1" table:style-name="ta1">
        <table:table-column table:style-name="co1"/>
        <table:table-column table:number-columns-repeated="2"/>
        <table:table-column table:style-name="co2"/>
        <table:table-column table:style-name="co3"/>
        <table:table-column table:number-columns-repeated="32762"/>
        <table:table-row>
          <table:table-cell office:value-type="string" office:string-value="elektrophon ADSR" table:style-name="ce1">
            <text:p>elektrophon ADSR</text:p>
          </table:table-cell>
        </table:table-row>
        <table:table-row>
          <table:table-cell/>
        </table:table-row>
        <table:table-row table:default-cell-style-name="ce2">
          <table:table-cell office:value-type="string" office:string-value="Reference">
            <text:p>Reference</text:p>
          </table:table-cell>
          <table:table-cell office:value-type="string" office:string-value=" Quantity">
            <text:p> Quantity</text:p>
          </table:table-cell>
          <table:table-cell office:value-type="string" office:string-value=" Value">
            <text:p> Value</text:p>
          </table:table-cell>
          <table:table-cell office:value-type="string" office:string-value=" Footprint">
            <text:p> Footprint</text:p>
          </table:table-cell>
          <table:table-cell office:value-type="string" office:string-value=" Datasheet">
            <text:p> Datasheet</text:p>
          </table:table-cell>
          <table:table-cell table:number-columns-repeated="32762"/>
        </table:table-row>
        <table:table-row>
          <table:table-cell office:value-type="string" office:string-value="C1 ">
            <text:p>C1 </text:p>
          </table:table-cell>
          <table:table-cell office:value-type="float" office:value="1">
            <text:p>1</text:p>
          </table:table-cell>
          <table:table-cell office:value-type="string" office:string-value="22u">
            <text:p>22u</text:p>
          </table:table-cell>
          <table:table-cell office:value-type="string" office:string-value="Capacitor_THT:CP_Radial_D5.0mm_P2.00mm">
            <text:p>Capacitor_THT:CP_Radial_D5.0mm_P2.0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3 C2 ">
            <text:p>C3 C2 </text:p>
          </table:table-cell>
          <table:table-cell office:value-type="float" office:value="2">
            <text:p>2</text:p>
          </table:table-cell>
          <table:table-cell office:value-type="string" office:string-value="0.1u">
            <text:p>0.1u</text:p>
          </table:table-cell>
          <table:table-cell office:value-type="string" office:string-value="Capacitor_THT:C_Disc_D5.1mm_W3.2mm_P5.00mm">
            <text:p>Capacitor_THT:C_Disc_D5.1mm_W3.2mm_P5.0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4 C5 ">
            <text:p>C4 C5 </text:p>
          </table:table-cell>
          <table:table-cell office:value-type="float" office:value="2">
            <text:p>2</text:p>
          </table:table-cell>
          <table:table-cell office:value-type="string" office:string-value="10n">
            <text:p>10n</text:p>
          </table:table-cell>
          <table:table-cell office:value-type="string" office:string-value="Capacitor_THT:C_Disc_D5.1mm_W3.2mm_P5.00mm">
            <text:p>Capacitor_THT:C_Disc_D5.1mm_W3.2mm_P5.0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C6 ">
            <text:p>C6 </text:p>
          </table:table-cell>
          <table:table-cell office:value-type="float" office:value="1">
            <text:p>1</text:p>
          </table:table-cell>
          <table:table-cell office:value-type="string" office:string-value="4u7">
            <text:p>4u7</text:p>
          </table:table-cell>
          <table:table-cell office:value-type="string" office:string-value="Capacitor_THT:CP_Radial_D5.0mm_P2.00mm">
            <text:p>Capacitor_THT:CP_Radial_D5.0mm_P2.00mm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D1 D2 D3 D4 D5 ">
            <text:p>D1 D2 D3 D4 D5 </text:p>
          </table:table-cell>
          <table:table-cell office:value-type="float" office:value="5">
            <text:p>5</text:p>
          </table:table-cell>
          <table:table-cell office:value-type="string" office:string-value="D">
            <text:p>D</text:p>
          </table:table-cell>
          <table:table-cell office:value-type="string" office:string-value="Diode_THT:D_DO-34_SOD68_P7.62mm_Horizontal">
            <text:p>Diode_THT:D_DO-34_SOD68_P7.62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D6 D7 D8 D9 D10 D11 ">
            <text:p>D6 D7 D8 D9 D10 D11 </text:p>
          </table:table-cell>
          <table:table-cell office:value-type="float" office:value="6">
            <text:p>6</text:p>
          </table:table-cell>
          <table:table-cell office:value-type="string" office:string-value="LED">
            <text:p>LED</text:p>
          </table:table-cell>
          <table:table-cell office:value-type="string" office:string-value="LED_THT:LED_D5.0mm_FlatTop">
            <text:p>LED_THT:LED_D5.0mm_FlatTop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1 ">
            <text:p>J1 </text:p>
          </table:table-cell>
          <table:table-cell office:value-type="float" office:value="1">
            <text:p>1</text:p>
          </table:table-cell>
          <table:table-cell office:value-type="string" office:string-value="Panel">
            <text:p>Panel</text:p>
          </table:table-cell>
          <table:table-cell office:value-type="string" office:string-value="Connector_PinHeader_2.54mm:PinHeader_1x11_P2.54mm_Vertical">
            <text:p>Connector_PinHeader_2.54mm:PinHeader_1x11_P2.54mm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J2 ">
            <text:p>J2 </text:p>
          </table:table-cell>
          <table:table-cell office:value-type="float" office:value="1">
            <text:p>1</text:p>
          </table:table-cell>
          <table:table-cell office:value-type="string" office:string-value="Power">
            <text:p>Power</text:p>
          </table:table-cell>
          <table:table-cell office:value-type="string" office:string-value="Connector_IDC:IDC-Header_2x05_P2.54mm_Vertical">
            <text:p>Connector_IDC:IDC-Header_2x05_P2.54mm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Q1 Q2 Q3 ">
            <text:p>Q1 Q2 Q3 </text:p>
          </table:table-cell>
          <table:table-cell office:value-type="float" office:value="3">
            <text:p>3</text:p>
          </table:table-cell>
          <table:table-cell office:value-type="string" office:string-value="BC547">
            <text:p>BC547</text:p>
          </table:table-cell>
          <table:table-cell office:value-type="string" office:string-value="Package_TO_SOT_THT:TO-92_Inline">
            <text:p>Package_TO_SOT_THT:TO-92_Inline</text:p>
          </table:table-cell>
          <table:table-cell office:value-type="string" office:string-value="http://www.fairchildsemi.com/ds/BC/BC547.pdf">
            <text:p>http://www.fairchildsemi.com/ds/BC/BC547.pdf</text:p>
          </table:table-cell>
        </table:table-row>
        <table:table-row>
          <table:table-cell office:value-type="string" office:string-value="R1 R5 ">
            <text:p>R1 R5 </text:p>
          </table:table-cell>
          <table:table-cell office:value-type="float" office:value="2">
            <text:p>2</text:p>
          </table:table-cell>
          <table:table-cell office:value-type="string" office:string-value="10k">
            <text:p>10k</text:p>
          </table:table-cell>
          <table:table-cell office:value-type="string" office:string-value="Resistor_THT:R_Axial_DIN0207_L6.3mm_D2.5mm_P10.16mm_Horizontal">
            <text:p>Resistor_THT:R_Axial_DIN0207_L6.3mm_D2.5mm_P10.16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11 R13 R15 R14 R12 R16 ">
            <text:p>R11 R13 R15 R14 R12 R16 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string" office:string-value="Resistor_THT:R_Axial_DIN0207_L6.3mm_D2.5mm_P10.16mm_Horizontal">
            <text:p>Resistor_THT:R_Axial_DIN0207_L6.3mm_D2.5mm_P10.16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2 R4 R6 R9 ">
            <text:p>R2 R4 R6 R9 </text:p>
          </table:table-cell>
          <table:table-cell office:value-type="float" office:value="4">
            <text:p>4</text:p>
          </table:table-cell>
          <table:table-cell office:value-type="string" office:string-value="4k7">
            <text:p>4k7</text:p>
          </table:table-cell>
          <table:table-cell office:value-type="string" office:string-value="Resistor_THT:R_Axial_DIN0207_L6.3mm_D2.5mm_P10.16mm_Horizontal">
            <text:p>Resistor_THT:R_Axial_DIN0207_L6.3mm_D2.5mm_P10.16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3 ">
            <text:p>R3 </text:p>
          </table:table-cell>
          <table:table-cell office:value-type="float" office:value="1">
            <text:p>1</text:p>
          </table:table-cell>
          <table:table-cell office:value-type="string" office:string-value="22k">
            <text:p>22k</text:p>
          </table:table-cell>
          <table:table-cell office:value-type="string" office:string-value="Resistor_THT:R_Axial_DIN0207_L6.3mm_D2.5mm_P2.54mm_Vertical">
            <text:p>Resistor_THT:R_Axial_DIN0207_L6.3mm_D2.5mm_P2.54mm_Vertic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7 R8 R10 ">
            <text:p>R7 R8 R10 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string" office:string-value="Resistor_THT:R_Axial_DIN0207_L6.3mm_D2.5mm_P10.16mm_Horizontal">
            <text:p>Resistor_THT:R_Axial_DIN0207_L6.3mm_D2.5mm_P10.16mm_Horizontal</text:p>
          </table:table-cell>
          <table:table-cell office:value-type="string" office:string-value="~">
            <text:p>~</text:p>
          </table:table-cell>
        </table:table-row>
        <table:table-row>
          <table:table-cell office:value-type="string" office:string-value="RV1 ">
            <text:p>RV1 </text:p>
          </table:table-cell>
          <table:table-cell office:value-type="float" office:value="1">
            <text:p>1</text:p>
          </table:table-cell>
          <table:table-cell office:value-type="string" office:string-value="10k">
            <text:p>10k</text:p>
          </table:table-cell>
          <table:table-cell office:value-type="string" office:string-value=""/>
          <table:table-cell office:value-type="string" office:string-value="~">
            <text:p>~</text:p>
          </table:table-cell>
        </table:table-row>
        <table:table-row>
          <table:table-cell office:value-type="string" office:string-value="RV2 RV3 RV4 ">
            <text:p>RV2 RV3 RV4 </text:p>
          </table:table-cell>
          <table:table-cell office:value-type="float" office:value="3">
            <text:p>3</text:p>
          </table:table-cell>
          <table:table-cell office:value-type="string" office:string-value="1M">
            <text:p>1M</text:p>
          </table:table-cell>
          <table:table-cell office:value-type="string" office:string-value=""/>
          <table:table-cell office:value-type="string" office:string-value="~">
            <text:p>~</text:p>
          </table:table-cell>
        </table:table-row>
        <table:table-row>
          <table:table-cell office:value-type="string" office:string-value="U1 ">
            <text:p>U1 </text:p>
          </table:table-cell>
          <table:table-cell office:value-type="float" office:value="1">
            <text:p>1</text:p>
          </table:table-cell>
          <table:table-cell office:value-type="string" office:string-value="LM358">
            <text:p>LM358</text:p>
          </table:table-cell>
          <table:table-cell office:value-type="string" office:string-value="Package_DIP:DIP-8_W7.62mm_Socket">
            <text:p>Package_DIP:DIP-8_W7.62mm_Socket</text:p>
          </table:table-cell>
          <table:table-cell office:value-type="string" office:string-value="http://www.ti.com/lit/ds/symlink/lm2904-n.pdf">
            <text:p>http://www.ti.com/lit/ds/symlink/lm2904-n.pdf</text:p>
          </table:table-cell>
        </table:table-row>
        <table:table-row>
          <table:table-cell office:value-type="string" office:string-value="U2 ">
            <text:p>U2 </text:p>
          </table:table-cell>
          <table:table-cell office:value-type="float" office:value="1">
            <text:p>1</text:p>
          </table:table-cell>
          <table:table-cell office:value-type="string" office:string-value="ICM7555">
            <text:p>ICM7555</text:p>
          </table:table-cell>
          <table:table-cell office:value-type="string" office:string-value="Package_DIP:DIP-8_W7.62mm_Socket">
            <text:p>Package_DIP:DIP-8_W7.62mm_Socket</text:p>
          </table:table-cell>
          <table:table-cell office:value-type="string" office:string-value="http://www.intersil.com/content/dam/Intersil/documents/icm7/icm7555-56.pdf">
            <text:p>http://www.intersil.com/content/dam/Intersil/documents/icm7/icm7555-56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1</meta:editing-cycles>
    <dc:date>2019-06-16T00:35:33</dc:date>
    <meta:creation-date>2019-06-16T00:34:32</meta:creation-date>
  </office:meta>
</office:document-meta>
</file>